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685*" fo:start-indent="0in" fo:end-indent="0in"/>
          <style:column style:rel-width="56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Queen</text:p>
      <text:p text:style-name="P4">We are the champions</text:p>
      <text:section text:style-name="Sect1" text:name="Section1">
        <text:p text:style-name="Preformatted_20_Text">verse 1&gt;</text:p>
        <text:p text:style-name="Preformatted_20_Text"/>
        <text:p text:style-name="Preformatted_20_Text"><text:s text:c="14"/>Cm <text:s text:c="5"/>Bb </text:p>
        <text:p text:style-name="Preformatted_20_Text">I've paid my dues</text:p>
        <text:p text:style-name="Preformatted_20_Text"><text:s text:c="14"/></text:p>
        <text:p text:style-name="Preformatted_20_Text"><text:s text:c="14"/>Cm <text:s text:c="5"/>Bb</text:p>
        <text:p text:style-name="Preformatted_20_Text">Time after time</text:p>
        <text:p text:style-name="Preformatted_20_Text"/>
        <text:p text:style-name="Preformatted_20_Text"><text:s text:c="14"/>Cm <text:s text:c="5"/>Bb</text:p>
        <text:p text:style-name="Preformatted_20_Text">I've done my sentence</text:p>
        <text:p text:style-name="Preformatted_20_Text"/>
        <text:p text:style-name="Preformatted_20_Text"><text:s text:c="14"/>Cm <text:s text:c="5"/>Bb</text:p>
        <text:p text:style-name="Preformatted_20_Text">But committed no crime</text:p>
        <text:p text:style-name="Preformatted_20_Text"/>
        <text:p text:style-name="Preformatted_20_Text"><text:s text:c="14"/>Db <text:s text:c="5"/>Ab</text:p>
        <text:p text:style-name="Preformatted_20_Text">And bad mistakes</text:p>
        <text:p text:style-name="Preformatted_20_Text"/>
        <text:p text:style-name="Preformatted_20_Text"><text:s text:c="14"/>Eb <text:s text:c="5"/>Ab</text:p>
        <text:p text:style-name="Preformatted_20_Text">I've made a few</text:p>
        <text:p text:style-name="Preformatted_20_Text"/>
        <text:p text:style-name="Preformatted_20_Text"><text:s text:c="14"/>Eb <text:s text:c="8"/>Bb <text:s text:c="8"/>Cm</text:p>
        <text:p text:style-name="Preformatted_20_Text">I've had my share of sand kicked in my face</text:p>
        <text:p text:style-name="Preformatted_20_Text"/>
        <text:p text:style-name="Preformatted_20_Text">F7 <text:s text:c="11"/>Bb</text:p>
        <text:p text:style-name="Preformatted_20_Text">But I've come through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Chorus&gt;</text:p>
        <text:p text:style-name="Preformatted_20_Text"/>
        <text:p text:style-name="Preformatted_20_Text">F <text:s text:c="8"/>Am7 <text:s text:c="8"/>Dm7 <text:s text:c="7"/>Bb <text:s text:c="7"/>C</text:p>
        <text:p text:style-name="Preformatted_20_Text">We are the champions my friend</text:p>
        <text:p text:style-name="Preformatted_20_Text"/>
        <text:p text:style-name="Preformatted_20_Text">F <text:s text:c="15"/>Am <text:s text:c="12"/>Bb <text:s text:c="11"/>F#dim <text:s text:c="4"/></text:p>
        <text:p text:style-name="Preformatted_20_Text">And we'll keep on fighting till the end</text:p>
        <text:p text:style-name="Preformatted_20_Text"/>
        <text:p text:style-name="Preformatted_20_Text">Gm <text:s text:c="14"/>C <text:s text:c="10"/></text:p>
        <text:p text:style-name="Preformatted_20_Text">We are the champions</text:p>
        <text:p text:style-name="Preformatted_20_Text"/>
        <text:p text:style-name="Preformatted_20_Text">Bbdim <text:s text:c="11"/>Edim</text:p>
        <text:p text:style-name="Preformatted_20_Text">We are the champions</text:p>
        <text:p text:style-name="Preformatted_20_Text"/>
        <text:p text:style-name="Preformatted_20_Text">F <text:s text:c="15"/>Gm9</text:p>
        <text:p text:style-name="Preformatted_20_Text">No time for losers</text:p>
        <text:p text:style-name="Preformatted_20_Text"/>
        <text:p text:style-name="Preformatted_20_Text"><text:s text:c="6"/>Ab6 <text:s text:c="12"/>Bb7 <text:s text:c="11"/>C7sus</text:p>
        <text:p text:style-name="Preformatted_20_Text">Cause we are the champions </text:p>
        <text:p text:style-name="Preformatted_20_Text"/>
        <text:p text:style-name="Preformatted_20_Text">Fm <text:s text:c="3"/>Bb <text:s text:c="3"/>Fm <text:s text:c="4"/>Bb</text:p>
        <text:p text:style-name="Preformatted_20_Text">of the world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Verse 2&gt;</text:p>
        <text:p text:style-name="Preformatted_20_Text"/>
        <text:p text:style-name="Preformatted_20_Text"><text:s text:c="14"/>Cm <text:s text:c="5"/>Bb </text:p>
        <text:p text:style-name="Preformatted_20_Text">I've taken my bows</text:p>
        <text:p text:style-name="Preformatted_20_Text"/>
        <text:p text:style-name="Preformatted_20_Text"><text:s text:c="14"/>Cm <text:s text:c="5"/>Bb </text:p>
        <text:p text:style-name="Preformatted_20_Text">And my curtain calls</text:p>
        <text:p text:style-name="Preformatted_20_Text"/>
        <text:p text:style-name="Preformatted_20_Text"><text:s text:c="14"/>Cm <text:s text:c="49"/>Bb</text:p>
        <text:p text:style-name="Preformatted_20_Text">You brought me fame and fortune and everything that goes with it</text:p>
        <text:p text:style-name="Preformatted_20_Text"/>
        <text:p text:style-name="Preformatted_20_Text"><text:s text:c="14"/>Cm <text:s text:c="5"/>Bb</text:p>
        <text:p text:style-name="Preformatted_20_Text">I thank you all</text:p>
        <text:p text:style-name="Preformatted_20_Text"/>
        <text:p text:style-name="Preformatted_20_Text">Bb <text:s text:c="17"/>Db <text:s text:c="8"/>Ab</text:p>
        <text:p text:style-name="Preformatted_20_Text">But it's been no bed of roses</text:p>
        <text:p text:style-name="Preformatted_20_Text"/>
        <text:p text:style-name="Preformatted_20_Text"><text:s text:c="14"/>Eb <text:s text:c="5"/>Ab <text:s text:c="14"/></text:p>
        <text:p text:style-name="Preformatted_20_Text">No pleasure cruise</text:p>
        <text:p text:style-name="Preformatted_20_Text"/>
        <text:p text:style-name="Preformatted_20_Text"><text:s text:c="14"/>Eb <text:s text:c="16"/>Bb <text:s text:c="15"/>Cm <text:s text:c="21"/></text:p>
        <text:p text:style-name="Preformatted_20_Text">I consider it a challenge before the whole human race</text:p>
        <text:p text:style-name="Preformatted_20_Text"/>
        <text:p text:style-name="Preformatted_20_Text">F7 <text:s text:c="14"/>Bb</text:p>
        <text:p text:style-name="Preformatted_20_Text">And I ain't gonna lose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Chorus&gt;</text:p>
        <text:p text:style-name="Preformatted_20_Text"/>
        <text:p text:style-name="Preformatted_20_Text">F <text:s text:c="8"/>Am7 <text:s text:c="8"/>Dm7 <text:s text:c="7"/>Bb <text:s text:c="7"/>C</text:p>
        <text:p text:style-name="Preformatted_20_Text">We are the champions my friend</text:p>
        <text:p text:style-name="Preformatted_20_Text"/>
        <text:p text:style-name="Preformatted_20_Text">F <text:s text:c="15"/>Am <text:s text:c="12"/>Bb <text:s text:c="11"/>F#dim <text:s text:c="4"/></text:p>
        <text:p text:style-name="Preformatted_20_Text">And we'll keep on fighting till the end</text:p>
        <text:p text:style-name="Preformatted_20_Text"/>
        <text:p text:style-name="Preformatted_20_Text">Gm <text:s text:c="14"/>C <text:s text:c="10"/></text:p>
        <text:p text:style-name="Preformatted_20_Text">We are the champions</text:p>
        <text:p text:style-name="Preformatted_20_Text"/>
        <text:p text:style-name="Preformatted_20_Text">Bbdim <text:s text:c="11"/>Edim</text:p>
        <text:p text:style-name="Preformatted_20_Text">We are the champions</text:p>
        <text:p text:style-name="Preformatted_20_Text"/>
        <text:p text:style-name="Preformatted_20_Text">F <text:s text:c="15"/>Gm9</text:p>
        <text:p text:style-name="Preformatted_20_Text">No time for losers</text:p>
        <text:p text:style-name="Preformatted_20_Text"/>
        <text:p text:style-name="Preformatted_20_Text"><text:s text:c="6"/>Ab6 <text:s text:c="12"/>Bb7 <text:s text:c="11"/>C7sus</text:p>
        <text:p text:style-name="Preformatted_20_Text">Cause we are the champions </text:p>
        <text:p text:style-name="Preformatted_20_Text"/>
        <text:p text:style-name="Preformatted_20_Text">Fm <text:s text:c="3"/>Bb <text:s text:c="3"/>Fm <text:s text:c="4"/>Bb</text:p>
        <text:p text:style-name="P5">Of the world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44:34.68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1" meta:paragraph-count="67" meta:word-count="243" meta:character-count="1783"/>
  </office:meta>
</office:document-meta>
</file>